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2000000E00000D6500000B7D70319AE9.wmf"/>
  <manifest:file-entry manifest:media-type="" manifest:full-path="Pictures/2000000800001AB800000DAFC2BE1917.wm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gr10" style:family="graphic" style:parent-style-name="standard" style:list-style-name="L1">
      <style:graphic-properties draw:stroke="none" draw:fill="none" fo:min-height="14.15cm"/>
    </style:style>
    <style:style style:name="gr11" style:family="graphic" style:parent-style-name="standard" style:list-style-name="L1">
      <style:graphic-properties draw:stroke="none" draw:fill="none" fo:min-height="14.15cm"/>
    </style:style>
    <style:style style:name="gr12" style:family="graphic" style:parent-style-name="standard" style:list-style-name="L1">
      <style:graphic-properties draw:stroke="none" draw:fill="none" fo:min-height="14.15cm"/>
    </style:style>
    <style:style style:name="gr13" style:family="graphic" style:parent-style-name="standard" style:list-style-name="L1">
      <style:graphic-properties draw:stroke="none" draw:fill="none" fo:min-height="14.15cm"/>
    </style:style>
    <style:style style:name="gr14" style:family="graphic" style:parent-style-name="standard" style:list-style-name="L1">
      <style:graphic-properties draw:stroke="none" draw:fill="none" fo:min-height="14.15cm"/>
    </style:style>
    <style:style style:name="gr15" style:family="graphic" style:parent-style-name="standard" style:list-style-name="L1">
      <style:graphic-properties draw:stroke="none" draw:fill="none" fo:min-height="14.15cm"/>
    </style:style>
    <style:style style:name="gr16"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3pt" style:font-size-asian="23pt" style:font-size-complex="23pt"/>
    </style:style>
    <style:style style:name="T8" style:family="text">
      <style:text-properties fo:font-size="22pt" style:font-size-asian="22pt" style:font-size-complex="22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16pt" style:font-size-asian="16pt" style:font-size-complex="16pt"/>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Class Templates</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847cm" svg:height="0.763cm" svg:x="1.64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s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Class Template Definition</text:span></text:p>
              </text:list-item>
              <text:list-item>
                <text:p text:style-name="P7"><text:span text:style-name="T6">Class Template Instantiation</text:span></text:p>
              </text:list-item>
              <text:list-item>
                <text:p text:style-name="P7"><text:span text:style-name="T6">Member functions of Class Templates</text:span></text:p>
              </text:list-item>
              <text:list-item>
                <text:p text:style-name="P7"><text:span text:style-name="T6">Friend declarations in Class Templates</text:span></text:p>
              </text:list-item>
              <text:list-item>
                <text:p text:style-name="P7"><text:span text:style-name="T6">Member Templates</text:span></text:p>
              </text:list-item>
              <text:list-item>
                <text:p text:style-name="P7"><text:span text:style-name="T6">Class Template Specializations</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Definition</text:span></text:p>
          <draw:enhanced-geometry svg:viewBox="0 0 21600 21600" draw:type="rectangle" draw:enhanced-path="M 0 0 L 21600 0 21600 21600 0 21600 0 0 Z N"/>
        </draw:custom-shape>
        <draw:frame draw:style-name="gr5" draw:text-style-name="P9" draw:layer="layout" svg:width="24.2cm" svg:height="14.822cm" svg:x="0.6cm" svg:y="3cm">
          <draw:text-box>
            <text:list text:style-name="L1">
              <text:list-item>
                <text:p text:style-name="P7"><text:span text:style-name="T7">Class Templates are defined the same way as the function templates are defined.</text:span></text:p>
              </text:list-item>
              <text:list-item>
                <text:p text:style-name="P7"><text:span text:style-name="T7">Class templates are instantiated with the data type specified while creating an object of the class. [Refer program Template1.cpp]</text:span></text:p>
              </text:list-item>
              <text:list-item>
                <text:p text:style-name="P7"><text:span text:style-name="T7">The name of a template parameter cannot be used as the name for a class member declared within the class template definition. [Refer program Template1.cpp:lines 23-25]</text:span></text:p>
              </text:list-item>
              <text:list-item>
                <text:p text:style-name="P7"><text:span text:style-name="T7">Nontype template parameters can be used to specify the constant values to the class definition. [Refer program Template2.cpp]</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Definition</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7"><text:span text:style-name="T6">We can provide default values to the template parameters. [Refer program Template3.cpp]</text:span></text:p>
              </text:list-item>
              <text:list-item>
                <text:p text:style-name="P7"><text:span text:style-name="T6">Providing default values to the template parameters follow the same principle of providing default values to the parameters of a function (a default value cannot be provided unless a default value is provided to the parameter to its right)</text:span></text:p>
              </text:list-item>
              <text:list-item>
                <text:p text:style-name="P7"><text:span text:style-name="T6">Default arguments for template parameters are not supported by pre-Standard C++ implementation.</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Definition</text:span></text:p>
          <draw:enhanced-geometry svg:viewBox="0 0 21600 21600" draw:type="rectangle" draw:enhanced-path="M 0 0 L 21600 0 21600 21600 0 21600 0 0 Z N"/>
        </draw:custom-shape>
        <draw:frame draw:style-name="gr7" draw:text-style-name="P8" draw:layer="layout" svg:width="24.2cm" svg:height="14.4cm" svg:x="0.6cm" svg:y="3.2cm">
          <draw:text-box>
            <text:list text:style-name="L1">
              <text:list-item>
                <text:p text:style-name="P7"><text:span text:style-name="T6">Within the definition of the class template, we can omit the template parameter listing; however at all other places we must specify the full template parameter listing [Refer program Template4.cpp and Template5.cpp]</text:span></text:p>
              </text:list-item>
              <text:list-item>
                <text:p text:style-name="P7"><text:span text:style-name="T6"><text:s/></text:span></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Instantiation</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A class template gets instantiated when an object is created for the class template with a specific data type.</text:span></text:p>
              </text:list-item>
              <text:list-item>
                <text:p text:style-name="P7"><text:span text:style-name="T6">A class definition is written by replacing the template parameter with the actual data type. This is called as class template instantiation. [Refer program Template6.cpp]</text:span></text:p>
              </text:list-item>
              <text:list-item>
                <text:p text:style-name="P7"><text:span text:style-name="T6">Unlike a function template, the actual data type is not deduced; it has to be specified.</text:span></text:p>
              </text:list-item>
              <text:list-item>
                <text:p text:style-name="P7"><text:span text:style-name="T6">Class templates and class template instantiation objects can be used the same way as a non template classes and non template objects.</text:span></text:p>
              </text:list-item>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Instantiation</text:span></text:p>
          <draw:enhanced-geometry svg:viewBox="0 0 21600 21600" draw:type="rectangle" draw:enhanced-path="M 0 0 L 21600 0 21600 21600 0 21600 0 0 Z N"/>
        </draw:custom-shape>
        <draw:frame draw:style-name="gr9" draw:text-style-name="P8" draw:layer="layout" svg:width="24.2cm" svg:height="14.4cm" svg:x="0.6cm" svg:y="3.2cm">
          <draw:text-box>
            <text:list text:style-name="L1">
              <text:list-item>
                <text:p text:style-name="P7"><text:span text:style-name="T6">A template declaration or definition can refer to a class template or to an instantiation of a class template</text:span></text:p>
              </text:list-item>
              <text:list-item>
                <text:p text:style-name="P7"><text:span text:style-name="T6">Example:</text:span></text:p>
                <text:list>
                  <text:list-header>
                    <text:p text:style-name="P7"><text:span text:style-name="T8">template &lt;class Type&gt;</text:span></text:p>
                    <text:p text:style-name="P7"><text:span text:style-name="T8">void fun( <text:s text:c="2"/>Queue&lt;Type&gt; &amp;, <text:s text:c="2"/>// refers to generic template</text:span></text:p>
                    <text:list>
                      <text:list-item>
                        <text:list>
                          <text:list-item>
                            <text:list>
                              <text:list-item>
                                <text:list>
                                  <text:list-item>
                                    <text:list>
                                      <text:list-item>
                                        <text:list>
                                          <text:list-header>
                                            <text:p text:style-name="P7"><text:span text:style-name="T8">Queue&lt;double&gt; &amp; // and to template instantiation)</text:span></text:p>
                                          </text:list-header>
                                        </text:list>
                                      </text:list-item>
                                    </text:list>
                                  </text:list-item>
                                </text:list>
                              </text:list-item>
                            </text:list>
                          </text:list-item>
                        </text:list>
                      </text:list-item>
                    </text:list>
                  </text:list-header>
                </text:list>
              </text:list-item>
              <text:list-item>
                <text:p text:style-name="P7"><text:span text:style-name="T6">The class template instantiation would happen only when the need comes to act upon a member function or it's data members are accessed. This is called as </text:span><text:span text:style-name="T9">point of instantiation</text:span><text:span text:style-name="T6">.</text:span></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mber functions of Class Templates</text:span></text:p>
          <draw:enhanced-geometry svg:viewBox="0 0 21600 21600" draw:type="rectangle" draw:enhanced-path="M 0 0 L 21600 0 21600 21600 0 21600 0 0 Z N"/>
        </draw:custom-shape>
        <draw:frame draw:style-name="gr10" draw:text-style-name="P8" draw:layer="layout" svg:width="24.2cm" svg:height="14.4cm" svg:x="0.6cm" svg:y="3.1cm">
          <draw:text-box>
            <text:list text:style-name="L1">
              <text:list-item>
                <text:p text:style-name="P7"><text:span text:style-name="T6">Member functions can be defined as either inline within the class template definition or outside the definition.</text:span></text:p>
              </text:list-item>
              <text:list-item>
                <text:p text:style-name="P7"><text:span text:style-name="T6">When defined outside they must specify that they are a member of a class template.</text:span></text:p>
                <text:list>
                  <text:list-item>
                    <text:list>
                      <text:list-item>
                        <text:list>
                          <text:list-item>
                            <text:list>
                              <text:list-item>
                                <text:list>
                                  <text:list-item>
                                    <text:list>
                                      <text:list-item>
                                        <text:list>
                                          <text:list-item>
                                            <text:list>
                                              <text:list-item>
                                                <text:list>
                                                  <text:list-header>
                                                    <text:p text:style-name="P7"><text:span text:style-name="T10">template &lt;class Type&gt;</text:span></text:p>
                                                    <text:p text:style-name="P7"><text:span text:style-name="T10">class Queue {</text:span></text:p>
                                                    <text:p text:style-name="P7"><text:span text:style-name="T10">public:</text:span></text:p>
                                                    <text:p text:style-name="P7"><text:span text:style-name="T10"><text:s text:c="5"/></text:span><text:span text:style-name="T10">Queue( );</text:span></text:p>
                                                    <text:p text:style-name="P7"><text:span text:style-name="T10">private:</text:span></text:p>
                                                    <text:p text:style-name="P7"><text:span text:style-name="T10">// ... };</text:span></text:p>
                                                    <text:p text:style-name="P7"><text:span text:style-name="T10">template &lt;class Type&gt;</text:span></text:p>
                                                    <text:p text:style-name="P7"><text:span text:style-name="T10">inline Queue&lt;Type&gt;::</text:span></text:p>
                                                    <text:p text:style-name="P7"><text:span text:style-name="T10">Queue( ) { front = back = 0; }</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mber functions of Class Templates</text:span></text:p>
          <draw:enhanced-geometry svg:viewBox="0 0 21600 21600" draw:type="rectangle" draw:enhanced-path="M 0 0 L 21600 0 21600 21600 0 21600 0 0 Z N"/>
        </draw:custom-shape>
        <draw:frame draw:style-name="gr11" draw:text-style-name="P8" draw:layer="layout" svg:width="24.2cm" svg:height="14.4cm" svg:x="0.6cm" svg:y="3.1cm">
          <draw:text-box>
            <text:list text:style-name="L1">
              <text:list-item>
                <text:p text:style-name="P7"><text:span text:style-name="T6">A member function of a class template is itself a template.</text:span></text:p>
              </text:list-item>
              <text:list-item>
                <text:p text:style-name="P7"><text:span text:style-name="T6">Standard C++ requires that such a member function be instantiated only when it is called or its address is taken (i.e., the member functions would not automatically instantiate when the class template is instantiated).</text:span></text:p>
                <text:p text:style-name="P7"><text:span text:style-name="T6"><text:s text:c="3"/></text:span><text:span text:style-name="T6">[Refer program Template7.cpp]</text:span></text:p>
              </text:list-item>
              <text:list-item>
                <text:p text:style-name="P7"><text:span text:style-name="T6">The member functions instantiate with the same data type as that of the class template.</text:span></text:p>
              </text:list-item>
            </text:list>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Friend declarations in Class Templates</text:span></text:p>
          <draw:enhanced-geometry svg:viewBox="0 0 21600 21600" draw:type="rectangle" draw:enhanced-path="M 0 0 L 21600 0 21600 21600 0 21600 0 0 Z N"/>
        </draw:custom-shape>
        <draw:frame draw:style-name="gr12" draw:text-style-name="P8" draw:layer="layout" svg:width="24.2cm" svg:height="14.4cm" svg:x="0.6cm" svg:y="3.1cm">
          <draw:text-box>
            <text:list text:style-name="L1">
              <text:list-item>
                <text:p text:style-name="P7"><text:span text:style-name="T6">There are three kinds of friend declarations that may appear within a class template.</text:span></text:p>
              </text:list-item>
              <text:list-item>
                <text:p text:style-name="P7"><text:span text:style-name="T6">A non-template friend class or friend function.</text:span></text:p>
                <text:list>
                  <text:list-item>
                    <text:list>
                      <text:list-item>
                        <text:list>
                          <text:list-item>
                            <text:list>
                              <text:list-item>
                                <text:list>
                                  <text:list-item>
                                    <text:list>
                                      <text:list-header>
                                        <text:p text:style-name="P7"><text:span text:style-name="T11">class CPoint { public: void draw() {...} };</text:span></text:p>
                                        <text:p text:style-name="P7"><text:span text:style-name="T11">void length() { ... }</text:span></text:p>
                                        <text:p text:style-name="P7"><text:span text:style-name="T11">template &lt;typename T&gt;</text:span></text:p>
                                        <text:p text:style-name="P7"><text:span text:style-name="T11">class CCoordinates <text:s text:c="16"/>{</text:span></text:p>
                                        <text:p text:style-name="P7"><text:span text:style-name="T11">friend void length();</text:span></text:p>
                                        <text:p text:style-name="P7"><text:span text:style-name="T11">friend class CPoint;</text:span></text:p>
                                        <text:list>
                                          <text:list-item>
                                            <text:list>
                                              <text:list-item>
                                                <text:list>
                                                  <text:list-header>
                                                    <text:p text:style-name="P7"><text:span text:style-name="T11"><text:s text:c="39"/></text:span><text:span text:style-name="T11">};</text:span></text:p>
                                                  </text:list-header>
                                                </text:list>
                                              </text:list-item>
                                            </text:list>
                                          </text:list-item>
                                        </text:list>
                                      </text:list-header>
                                    </text:list>
                                  </text:list-item>
                                </text:list>
                              </text:list-item>
                            </text:list>
                            <text:p text:style-name="P7"><text:span text:style-name="T11">[Refer program Template8.cpp]</text:span></text:p>
                          </text:list-item>
                        </text:list>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Friend declarations in Class Templates</text:span></text:p>
          <draw:enhanced-geometry svg:viewBox="0 0 21600 21600" draw:type="rectangle" draw:enhanced-path="M 0 0 L 21600 0 21600 21600 0 21600 0 0 Z N"/>
        </draw:custom-shape>
        <draw:frame draw:style-name="gr13" draw:text-style-name="P8" draw:layer="layout" svg:width="24.2cm" svg:height="14.4cm" svg:x="0.6cm" svg:y="3.1cm">
          <draw:text-box>
            <text:list text:style-name="L1">
              <text:list-item>
                <text:p text:style-name="P7"><text:span text:style-name="T6">A bound friend class template or function template.</text:span></text:p>
                <text:list>
                  <text:list-header>
                    <text:p text:style-name="P7"><text:span text:style-name="T11">template &lt;typename T&gt; class CPoint { ... };</text:span></text:p>
                    <text:p text:style-name="P7"><text:span text:style-name="T11">template &lt;typename T&gt; void showLine(CPoint&lt;T&gt;);</text:span></text:p>
                    <text:p text:style-name="P7"><text:span text:style-name="T11">template &lt;typename T&gt;</text:span></text:p>
                    <text:p text:style-name="P7"><text:span text:style-name="T11">class CGraph {</text:span></text:p>
                    <text:p text:style-name="P7"><text:span text:style-name="T11">friend class CPoint&lt;T&gt;;</text:span></text:p>
                  </text:list-header>
                </text:list>
              </text:list-item>
            </text:list>
            <text:p text:style-name="P7"><text:span text:style-name="T11"><text:s text:c="6"/></text:span><text:span text:style-name="T11">// refers to an instantiation of function template showLine()</text:span></text:p>
            <text:list text:continue-numbering="true" text:style-name="L1">
              <text:list-item>
                <text:list>
                  <text:list-header>
                    <text:p text:style-name="P7"><text:span text:style-name="T11">friend void showLine&lt;T&gt; (CPoint&lt;T&gt;);</text:span></text:p>
                    <text:p text:style-name="P7"><text:span text:style-name="T11">}; <text:s text:c="3"/>[Refer program Template9.cpp]</text:span></text:p>
                  </text:list-header>
                </text:list>
              </text:list-item>
              <text:list-item>
                <text:p text:style-name="P7"><text:span text:style-name="T6">A one-to-one mapping is defined between the instantiations of the class template CGraph and its friends.</text:span></text:p>
              </text:list-item>
            </text:list>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Friend declarations in Class Templates</text:span></text:p>
          <draw:enhanced-geometry svg:viewBox="0 0 21600 21600" draw:type="rectangle" draw:enhanced-path="M 0 0 L 21600 0 21600 21600 0 21600 0 0 Z N"/>
        </draw:custom-shape>
        <draw:frame draw:style-name="gr14" draw:text-style-name="P8" draw:layer="layout" svg:width="24.2cm" svg:height="14.4cm" svg:x="0.6cm" svg:y="3.1cm">
          <draw:text-box>
            <text:list text:style-name="L1">
              <text:list-item>
                <text:p text:style-name="P7"><text:span text:style-name="T6">An unbound friend class template or function template. </text:span></text:p>
                <text:list>
                  <text:list-header>
                    <text:p text:style-name="P7"><text:span text:style-name="T11">template &lt;typename T&gt;</text:span></text:p>
                    <text:p text:style-name="P7"><text:span text:style-name="T11">class CGraph <text:s/>{</text:span></text:p>
                    <text:p text:style-name="P7"><text:span text:style-name="T11">template &lt;typename U&gt; friend class CPoint&lt;U&gt;;</text:span></text:p>
                    <text:p text:style-name="P7"><text:span text:style-name="T11">template &lt;typename U&gt; friend void showLine(CPoint&lt;U&gt;);</text:span></text:p>
                    <text:p text:style-name="P7"><text:span text:style-name="T11">template &lt;typename U&gt; friend void CLine&lt;U&gt;::drawLine();</text:span></text:p>
                    <text:p text:style-name="P7"><text:span text:style-name="T11">};</text:span></text:p>
                  </text:list-header>
                </text:list>
              </text:list-item>
              <text:list-item>
                <text:p text:style-name="P7"><text:span text:style-name="T6">Here for an instantiation of CGraph for a type T, the friends can be instantiated for any type U. Hence there exists a one-to-many mapping of the CGraph instantiation and the instantiations of the friends.</text:span></text:p>
              </text:list-item>
            </text:list>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mber Templates</text:span></text:p>
          <draw:enhanced-geometry svg:viewBox="0 0 21600 21600" draw:type="rectangle" draw:enhanced-path="M 0 0 L 21600 0 21600 21600 0 21600 0 0 Z N"/>
        </draw:custom-shape>
        <draw:frame draw:style-name="gr15" draw:text-style-name="P8" draw:layer="layout" svg:width="24.2cm" svg:height="14.4cm" svg:x="0.6cm" svg:y="3.1cm">
          <draw:text-box>
            <text:list text:style-name="L1">
              <text:list-item>
                <text:p text:style-name="P7"><text:span text:style-name="T6">A function or class template can be a member of an ordinary class or a member of a class template.</text:span></text:p>
              </text:list-item>
              <text:list-item>
                <text:p text:style-name="P7"><text:span text:style-name="T6">The definition of a member template looks like the definition of a template i.e., follows all the principles of template definition.</text:span></text:p>
              </text:list-item>
              <text:list-item>
                <text:p text:style-name="P7"><text:span text:style-name="T6">The member templates can also refer to the template type of the class template they are part of. [Discuss program Template10.cpp]</text:span></text:p>
              </text:list-item>
            </text:list>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Specializations</text:span></text:p>
          <draw:enhanced-geometry svg:viewBox="0 0 21600 21600" draw:type="rectangle" draw:enhanced-path="M 0 0 L 21600 0 21600 21600 0 21600 0 0 Z N"/>
        </draw:custom-shape>
        <draw:frame draw:style-name="gr16" draw:text-style-name="P8" draw:layer="layout" svg:width="24.2cm" svg:height="14.4cm" svg:x="0.6cm" svg:y="3.1cm">
          <draw:text-box>
            <text:list text:style-name="L1">
              <text:list-item>
                <text:p text:style-name="P7"><text:span text:style-name="T6">Class template specializations are very similar to the function template specializations.</text:span></text:p>
              </text:list-item>
              <text:list-item>
                <text:p text:style-name="P7"><text:span text:style-name="T6">In cases where we would like to utilize a specific feature of a data type, we would go for a class template specialization.</text:span></text:p>
              </text:list-item>
              <text:list-item>
                <text:p text:style-name="P7"><text:span text:style-name="T6">Once a specialization is provided, the compiler would not instantiate the class template for that particular data type.</text:span></text:p>
              </text:list-item>
              <text:list-item>
                <text:p text:style-name="P7"><text:span text:style-name="T6"><text:s/></text:span><text:span text:style-name="T6">Refer program Template11.cpp</text:span></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14T20:16:57</dc:date>
    <meta:generator>LibreOffice/3.4$Linux LibreOffice_project/340m1$Build-402</meta:generator>
    <meta:editing-duration>P22DT20H15M39S</meta:editing-duration>
    <meta:editing-cycles>199</meta:editing-cycles>
    <dc:creator>Tenneti Venkata Suresh</dc:creator>
    <meta:document-statistic meta:object-count="136"/>
  </office:meta>
</office:document-meta>
</file>